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 style:list-style-name="L1"/>
    <text:list-style style:name="L1">


</text:list-style>
  </office:automatic-styles>
  <office:body>
    <office:text>
      <text:list text:style-name="L1">
        <text:list-item>
          <text:p text:style-name="P1">This is an example of numbered list.</text:p>
        </text:list-item>
        <text:list-item>
          <text:p text:style-name="P1">This is an example of numbered list.</text:p>
        </text:list-item>
        <text:list-item>
          <text:p text:style-name="P1">This is an example of numbered list.</text:p>
        </text:list-item>
        <text:list-item>
          <text:p text:style-name="P1">This is an example of numbered li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